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fo:font-weight="bold" officeooo:rsid="000e0236" officeooo:paragraph-rsid="000e0236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3">
      <style:text-properties officeooo:paragraph-rsid="000e0236"/>
    </style:style>
    <style:style style:name="P7" style:family="paragraph" style:parent-style-name="Standard" style:list-style-name="L4"/>
    <style:style style:name="P8" style:family="paragraph" style:parent-style-name="Standard" style:list-style-name="L5"/>
    <style:style style:name="T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font-size="16pt" fo:font-style="italic" fo:font-weight="bold" officeooo:rsid="000ea36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ition</text:p>
      <text:p text:style-name="Standard"/>
      <text:p text:style-name="P2">1. position: static</text:p>
      <text:list text:style-name="L1">
        <text:list-item>
          <text:p text:style-name="P3">- Comportamento: O valor padrão. Elementos com `position: static` são posicionados conforme o fluxo normal do documento.</text:p>
        </text:list-item>
        <text:list-item>
          <text:p text:style-name="P3">- Notável: Ignora as propriedades `top`, `right`, `bottom` e `left`.</text:p>
        </text:list-item>
        <text:list-item>
          <text:p text:style-name="P3">- Quando Usar: Adequado para elementos que não requerem alterações significativas no posicionamento.</text:p>
        </text:list-item>
        <text:list-item>
          <text:p text:style-name="P3"/>
        </text:list-item>
      </text:list>
      <text:p text:style-name="Standard"><text:span text:style-name="T1">2. position: relative</text:span></text:p>
      <text:list text:style-name="L2">
        <text:list-item>
          <text:p text:style-name="P4">- Comportamento: Um elemento com `position: relative` é posicionado em relação à sua posição normal.</text:p>
        </text:list-item>
        <text:list-item>
          <text:p text:style-name="P4">- Notável: Pode ser deslocado usando `top`, `right`, `bottom`, `left`.</text:p>
        </text:list-item>
        <text:list-item>
          <text:p text:style-name="P4">- Quando Usar: Útil para ajustes finos no posicionamento de elementos sem interferir no layout global.</text:p>
        </text:list-item>
        <text:list-item>
          <text:p text:style-name="P4"/>
        </text:list-item>
      </text:list>
      <text:p text:style-name="Standard"><text:span text:style-name="T1">3. position: fixed</text:span></text:p>
      <text:list text:style-name="L3">
        <text:list-item>
          <text:p text:style-name="P6">- Comportamento: Removido do fluxo normal, é posicionado em relação à viewport.</text:p>
        </text:list-item>
        <text:list-item>
          <text:p text:style-name="P5">- Notável: Mantém a posição durante a rolagem da página.</text:p>
        </text:list-item>
        <text:list-item>
          <text:p text:style-name="P5">-Quando Usar: Indicado para elementos que precisam permanecer visíveis na tela, como barras de navegação.</text:p>
        </text:list-item>
      </text:list>
      <text:p text:style-name="Standard"/>
      <text:p text:style-name="Standard"><text:span text:style-name="T1">4. position: absolute</text:span></text:p>
      <text:list text:style-name="L4">
        <text:list-item>
          <text:p text:style-name="P7">- Comportamento: Retirado do fluxo normal, posicionado em relação ao ancestral mais próximo com `position` diferente de `static`.</text:p>
        </text:list-item>
        <text:list-item>
          <text:p text:style-name="P7">- Notável: Se o ancestral não existir, o elemento é posicionado em relação ao elemento `&lt;html&gt;`.</text:p>
        </text:list-item>
        <text:list-item>
          <text:p text:style-name="P7">- Quando Usar: Ótimo para posicionar elementos dentro de contêineres específicos.</text:p>
        </text:list-item>
      </text:list>
      <text:p text:style-name="Standard"/>
      <text:p text:style-name="Standard"><text:span text:style-name="T1">5. position: sticky</text:span></text:p>
      <text:list text:style-name="L5">
        <text:list-item>
          <text:p text:style-name="P8">- Comportamento: Híbrido entre `relative` e `fixed`. Comporta-se como `relative` até atingir um ponto durante o rolar, quando se torna `fixed`.</text:p>
        </text:list-item>
        <text:list-item>
          <text:p text:style-name="P8">- Notável: Ideal para cabeçalhos que permanecem visíveis apenas quando necessário.</text:p>
        </text:list-item>
        <text:list-item>
          <text:p text:style-name="P8">- Quando Usar: Para elementos que precisam ser fixados temporariamente na tela enquanto o usuário rola.</text:p>
        </text:list-item>
      </text:list>
      <text:p text:style-name="Standard"/>
      <text:p text:style-name="Standard"><text:span text:style-name="T1">Conclusão</text:span>:</text:p>
      <text:p text:style-name="Standard">Dominar a propriedade `position` é essencial para o controle preciso do layout em CSS. Cada valor oferece um conjunto único de características, permitindo ajustes refinados e facilitando o desenvolvimento de layouts complexos e responsivos. Escolher o valor certo em situações específicas aumenta a flexibilidade e a estética de um design, resultando em experiências web mais agradáveis e eficient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4:06:31.208044547</meta:creation-date>
    <dc:date>2024-02-13T14:13:59.308206486</dc:date>
    <meta:editing-duration>PT7M27S</meta:editing-duration>
    <meta:editing-cycles>2</meta:editing-cycles>
    <meta:generator>LibreOffice/7.6.4.1$Linux_X86_64 LibreOffice_project/e19e193f88cd6c0525a17fb7a176ed8e6a3e2aa1</meta:generator>
    <meta:document-statistic meta:table-count="0" meta:image-count="0" meta:object-count="0" meta:page-count="1" meta:paragraph-count="25" meta:word-count="303" meta:character-count="1967" meta:non-whitespace-character-count="1704"/>
  </office:meta>
</office:document-meta>
</file>